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Sem 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 office:value-type="string" calcext:value-type="string">
            <text:p>C</text:p>
          </table:table-cell>
          <table:table-cell table:style-name="ce73" table:formula="of:=IF(COUNTBLANK([.D2])=0;VLOOKUP([.D2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 office:value-type="float" office:value="21" calcext:value-type="float">
            <text:p>21</text:p>
          </table:table-cell>
          <table:table-cell table:style-name="ce49" table:formula="of:=IF(COUNTBLANK([.D2:.D7])=0;ROUND(([.G8]/[.F8]);2);&quot;&quot;)" office:value-type="float" office:value="6.38" calcext:value-type="float" table:number-columns-spanned="1" table:number-rows-spanned="7">
            <text:p>6.38</text:p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])=0;VLOOKUP([.D3];[.O:.P];2;FALSE());&quot;&quot;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 office:value-type="float" office:value="30" calcext:value-type="float">
            <text:p>30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4])=0;VLOOKUP([.D4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 office:value-type="float" office:value="21" calcext:value-type="float">
            <text:p>21</text:p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float" office:value="6.76" calcext:value-type="float" table:number-columns-spanned="3" table:number-rows-spanned="3">
            <text:p>6.76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5])=0;VLOOKUP([.D5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 office:value-type="float" office:value="18" calcext:value-type="float">
            <text:p>18</text:p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6])=0;VLOOKUP([.D6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 office:value-type="float" office:value="28" calcext:value-type="float">
            <text:p>28</text:p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7])=0;VLOOKUP([.D7];[.O:.P];2;FALSE());&quot;&quot;)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 office:value-type="float" office:value="16" calcext:value-type="float">
            <text:p>16</text:p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 office:value-type="float" office:value="21" calcext:value-type="float">
            <text:p>21</text:p>
          </table:table-cell>
          <table:table-cell table:style-name="ce6" table:formula="of:=IF(COUNTBLANK([.E2:.E7])=0;SUM([.G2:.G7]);&quot;&quot;)" office:value-type="float" office:value="134" calcext:value-type="float">
            <text:p>134</text:p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Sem 2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0])=0;VLOOKUP([.D10];[.O:.P];2;FALSE());&quot;&quot;)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 office:value-type="float" office:value="24" calcext:value-type="float">
            <text:p>24</text:p>
          </table:table-cell>
          <table:table-cell table:style-name="ce45" table:formula="of:=IF(COUNTBLANK([.G10:.G19])=0;ROUND(SUM([.G8];[.G20])/SUM([.F8];[.F20]);2);&quot;&quot;)" office:value-type="float" office:value="6.96" calcext:value-type="float" table:number-columns-spanned="1" table:number-rows-spanned="11">
            <text:p>6.96</text:p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1])=0;VLOOKUP([.D11];[.O:.P];2;FALSE());&quot;&quot;)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 office:value-type="float" office:value="36" calcext:value-type="float">
            <text:p>36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2])=0;VLOOKUP([.D12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 office:value-type="float" office:value="18" calcext:value-type="float">
            <text:p>18</text:p>
          </table:table-cell>
          <table:covered-table-cell/>
          <table:table-cell/>
          <table:table-cell table:style-name="ce58" table:formula="of:=IF(COUNTBLANK([.J4])=0;ROUND(([.J4]*9.5);2);&quot;&quot;)" office:value-type="float" office:value="64.22" calcext:value-type="float" table:number-columns-spanned="3" table:number-rows-spanned="3">
            <text:p>64.22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3])=0;VLOOKUP([.D13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 office:value-type="float" office:value="21" calcext:value-type="float">
            <text:p>21</text:p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4])=0;VLOOKUP([.D14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 office:value-type="float" office:value="30" calcext:value-type="float">
            <text:p>30</text:p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5])=0;VLOOKUP([.D15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6])=0;VLOOKUP([.D16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7])=0;VLOOKUP([.D17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8])=0;VLOOKUP([.D18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9])=0;VLOOKUP([.D19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 office:value-type="float" office:value="34" calcext:value-type="float">
            <text:p>34</text:p>
          </table:table-cell>
          <table:table-cell table:style-name="ce6" table:formula="of:=IF(COUNTBLANK([.D10:.D19])=0;SUM([.G10:.G19]);&quot;&quot;)" office:value-type="float" office:value="249" calcext:value-type="float">
            <text:p>249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3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2])=0;VLOOKUP([.D22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 office:value-type="float" office:value="24" calcext:value-type="float">
            <text:p>24</text:p>
          </table:table-cell>
          <table:table-cell table:style-name="ce10" table:formula="of:=IF(COUNTBLANK([.D22:.D29])=0;ROUND(SUM([.G8];[.G20];[.G30])/SUM([.F8];[.F20];[.F30]);2);&quot;&quot;)" office:value-type="float" office:value="6.71" calcext:value-type="float" table:number-columns-spanned="1" table:number-rows-spanned="8">
            <text:p>6.71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3])=0;VLOOKUP([.D23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3])=0;([.F23]*[.E23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24])=0;VLOOKUP([.D24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4])=0;([.F24]*[.E24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5])=0;VLOOKUP([.D2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5])=0;([.F25]*[.E2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26])=0;VLOOKUP([.D26];[.O:.P];2;FALSE());&quot;&quot;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26])=0;([.F26]*[.E26]);&quot;&quot;)" office:value-type="float" office:value="25" calcext:value-type="float">
            <text:p>2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7])=0;VLOOKUP([.D27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7])=0;([.F27]*[.E27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8])=0;VLOOKUP([.D28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8])=0;([.F28]*[.E28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9])=0;VLOOKUP([.D29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9])=0;([.F29]*[.E2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 office:value-type="float" office:value="29" calcext:value-type="float">
            <text:p>29</text:p>
          </table:table-cell>
          <table:table-cell table:style-name="ce6" table:formula="of:=IF(COUNTBLANK([.D22:.D29])=0;SUM([.G22:.G29]);&quot;&quot;)"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4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2])=0;VLOOKUP([.D32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 office:value-type="float" office:value="28" calcext:value-type="float">
            <text:p>28</text:p>
          </table:table-cell>
          <table:table-cell table:style-name="ce10" table:formula="of:=IF(COUNTBLANK([.D32:.D39])=0;ROUND(SUM([.G8];[.G20];[.G30];[.G40])/SUM([.F8];[.F20];[.F30];[.F40]);2);&quot;&quot;)" office:value-type="float" office:value="6.83" calcext:value-type="float" table:number-columns-spanned="1" table:number-rows-spanned="8">
            <text:p>6.83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3])=0;VLOOKUP([.D3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4])=0;VLOOKUP([.D34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5])=0;VLOOKUP([.D3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6])=0;VLOOKUP([.D36];[.O:.P];2;FALSE());&quot;&quot;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 office:value-type="float" office:value="45" calcext:value-type="float">
            <text:p>4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7])=0;VLOOKUP([.D37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8])=0;VLOOKUP([.D38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9])=0;VLOOKUP([.D39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 office:value-type="float" office:value="31" calcext:value-type="float">
            <text:p>31</text:p>
          </table:table-cell>
          <table:table-cell table:style-name="ce6" table:formula="of:=IF(COUNTBLANK([.D32:.D39])=0;SUM([.G32:.G39]);&quot;&quot;)" office:value-type="float" office:value="222" calcext:value-type="float">
            <text:p>222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 office:value-type="string" calcext:value-type="string">
            <text:p>A</text:p>
          </table:table-cell>
          <table:table-cell table:style-name="ce5" table:formula="of:=IF(COUNTBLANK([.D42])=0;VLOOKUP([.D42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 office:value-type="float" office:value="18" calcext:value-type="float">
            <text:p>18</text:p>
          </table:table-cell>
          <table:table-cell table:style-name="ce10" table:formula="of:=IF(COUNTBLANK([.D42:.D49])=0;ROUND(SUM([.G8];[.G20];[.G30];[.G40];[.G50])/SUM([.F8];[.F20];[.F30];[.F40];[.F50]);2);&quot;&quot;)" office:value-type="float" office:value="6.76" calcext:value-type="float" table:number-columns-spanned="1" table:number-rows-spanned="8">
            <text:p>6.76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 office:value-type="string" calcext:value-type="string">
            <text:p>D</text:p>
          </table:table-cell>
          <table:table-cell table:style-name="ce5" table:formula="of:=IF(COUNTBLANK([.D43])=0;VLOOKUP([.D43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 office:value-type="string" calcext:value-type="string">
            <text:p>D</text:p>
          </table:table-cell>
          <table:table-cell table:style-name="ce5" table:formula="of:=IF(COUNTBLANK([.D44])=0;VLOOKUP([.D44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 office:value-type="string" calcext:value-type="string">
            <text:p>C</text:p>
          </table:table-cell>
          <table:table-cell table:style-name="ce5" table:formula="of:=IF(COUNTBLANK([.D45])=0;VLOOKUP([.D45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 office:value-type="string" calcext:value-type="string">
            <text:p>C</text:p>
          </table:table-cell>
          <table:table-cell table:style-name="ce5" table:formula="of:=IF(COUNTBLANK([.D46])=0;VLOOKUP([.D46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 office:value-type="float" office:value="28" calcext:value-type="float">
            <text:p>2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 office:value-type="string" calcext:value-type="string">
            <text:p>C</text:p>
          </table:table-cell>
          <table:table-cell table:style-name="ce5" table:formula="of:=IF(COUNTBLANK([.D47])=0;VLOOKUP([.D47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 office:value-type="string" calcext:value-type="string">
            <text:p>A</text:p>
          </table:table-cell>
          <table:table-cell table:style-name="ce5" table:formula="of:=IF(COUNTBLANK([.D48])=0;VLOOKUP([.D48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 office:value-type="string" calcext:value-type="string">
            <text:p>F</text:p>
          </table:table-cell>
          <table:table-cell table:style-name="ce5" table:formula="of:=IF(COUNTBLANK([.D49])=0;VLOOKUP([.D49];[.O:.P];2;FALSE());&quot;&quot;)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 office:value-type="float" office:value="0" calcext:value-type="float">
            <text:p>0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 office:value-type="float" office:value="25" calcext:value-type="float">
            <text:p>25</text:p>
          </table:table-cell>
          <table:table-cell table:style-name="ce6" table:formula="of:=IF(COUNTBLANK([.D42:.D49])=0;SUM([.G42:.G49]);&quot;&quot;)" office:value-type="float" office:value="161" calcext:value-type="float">
            <text:p>161</text:p>
          </table:table-cell>
          <table:table-cell table:number-columns-repeated="16377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Sem 6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1:35:36.120000000</dc:date>
    <meta:editing-duration>PT2H36M54S</meta:editing-duration>
    <meta:editing-cycles>10</meta:editing-cycles>
    <meta:generator>LibreOffice/7.5.2.2$Windows_X86_64 LibreOffice_project/53bb9681a964705cf672590721dbc85eb4d0c3a2</meta:generator>
    <meta:document-statistic meta:table-count="1" meta:cell-count="332" meta:object-count="0"/>
  </office:meta>
</office:document-meta>
</file>